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4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5" style:family="paragraph" style:parent-style-name="Standard">
      <style:paragraph-properties fo:margin-left="0.9846in" fo:margin-right="0in" fo:text-indent="0.4925in" style:auto-text-indent="false"/>
    </style:style>
    <style:style style:name="P6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7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0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1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WW8Num2">
      <style:text-properties style:font-name-asian="TimesNewRoman" style:font-name-complex="TimesNewRoman"/>
    </style:style>
    <style:style style:name="P15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style:style style:name="T11" style:family="text">
      <style:text-properties style:font-name="TimesNewRoman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sh Ghimire Bhattarai</text:p>
      <text:p text:style-name="P1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1">Home: 248-465-1560; Mobile: 248-719-4175</text:p>
      <text:p text:style-name="P1">113 S Prospect Ave.</text:p>
      <text:p text:style-name="P1">Redondo Beach, California 90277</text:p>
      <text:p text:style-name="P13"><text:a xlink:type="simple" xlink:href="https://github.com/bhattarai333" text:style-name="Internet_20_link" text:visited-style-name="Visited_20_Internet_20_Link">https://github.com/bhattarai333</text:a></text:p>
      <text:p text:style-name="P13"/>
      <text:p text:style-name="P2">EDUCATION:<text:tab/></text:p>
      <text:p text:style-name="P7">Bachelor's Degree, Computer Science, May 2019 </text:p>
      <text:p text:style-name="P5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2/4.0<text:tab/>Computer Science GPA: 3.3/4.0</text:span></text:p>
      <text:p text:style-name="P2">EXPERIENCE:<text:tab/></text:p>
      <text:p text:style-name="P2"><text:span text:style-name="T4"><text:tab/><text:tab/><text:tab/>Capstone Experience,</text:span><text:span text:style-name="T7"> </text:span><text:span text:style-name="T8">East Lansing, Michigan</text:span></text:p>
      <text:p text:style-name="P2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2903543588761569488" text:style-name="WW8Num2">
        <text:list-item>
          <text:p text:style-name="P9">Worked in a group of five peers to design, develop, debug and deliver a real product.</text:p>
        </text:list-item>
        <text:list-item>
          <text:p text:style-name="P9">Trained several machine learning models using Amazon SageMaker and TensorFlow.</text:p>
        </text:list-item>
        <text:list-item>
          <text:p text:style-name="P9">Utilized models in order to recommend customers internal Herman Miller fabrics.</text:p>
        </text:list-item>
        <text:list-item>
          <text:p text:style-name="P9">Integrated models with incoming fabric catalog to standardize fabric categorization.</text:p>
        </text:list-item>
        <text:list-item>
          <text:p text:style-name="P9">Specifically designed integration between the different components of the product.</text:p>
        </text:list-item>
        <text:list-item>
          <text:p text:style-name="P9">Designed and developed API which encapsulates entire product into REST endpoints.</text:p>
        </text:list-item>
        <text:list-item>
          <text:p text:style-name="P9">Product achieved first place prize out of 97 MSU class of 2018 senior CSE students.</text:p>
        </text:list-item>
      </text:list>
      <text:p text:style-name="P4"/>
      <text:p text:style-name="P5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5">June 2016 – August 2016</text:span></text:p>
      <text:list xml:id="list37680555" text:continue-numbering="true" text:style-name="WW8Num2">
        <text:list-item>
          <text:p text:style-name="P9">Designed and developed software to solve diagnostic issues for multiple users.</text:p>
        </text:list-item>
        <text:list-item>
          <text:p text:style-name="P9">Created front-end server to display all data, functionality created through JavaScript.</text:p>
        </text:list-item>
        <text:list-item>
          <text:p text:style-name="P9">Developed a server with REST API endpoints to receive data from different sources.</text:p>
        </text:list-item>
        <text:list-item>
          <text:p text:style-name="P9">Worked with senior software engineers to familiarize with diagnostic issues.</text:p>
        </text:list-item>
        <text:list-item>
          <text:p text:style-name="P9">Divided project into small tasks and completed them independently.</text:p>
        </text:list-item>
        <text:list-item>
          <text:p text:style-name="P14"><text:span text:style-name="T11">Learned practical skills in many languages such as C++, C#, HTML and JavaScript.</text:span></text:p>
        </text:list-item>
      </text:list>
      <text:p text:style-name="P3">SKILLS:</text:p>
      <text:list xml:id="list1546742324527730265" text:style-name="WW8Num3">
        <text:list-item>
          <text:p text:style-name="P10">Java - Created program which was eventually sold to digital media company.</text:p>
        </text:list-item>
        <text:list-item>
          <text:p text:style-name="P10">Python - Familiar in creating web apps and machine learning model functionality.</text:p>
        </text:list-item>
        <text:list-item>
          <text:p text:style-name="P10">JavaScript - Designed website to display information neatly from C# server.</text:p>
        </text:list-item>
        <text:list-item>
          <text:p text:style-name="P10">C# - Designed <text:s/>WebSocket server to receive and process REST API calls.</text:p>
        </text:list-item>
        <text:list-item>
          <text:p text:style-name="P10">C/C++ - Taken one year each of college level C and C++ courses.</text:p>
        </text:list-item>
        <text:list-item>
          <text:p text:style-name="P10">Assembly - Basic level of understanding from college courses.</text:p>
        </text:list-item>
      </text:list>
      <text:p text:style-name="P6"/>
      <text:p text:style-name="P3">ACTIVITES &amp; HONORS:</text:p>
      <text:list xml:id="list3142205636399633426" text:style-name="WW8Num4">
        <text:list-item>
          <text:p text:style-name="P11">Urban Science Sigma Award - Best overall capstone project, Herman Miller FIBRE.</text:p>
        </text:list-item>
        <text:list-item>
          <text:p text:style-name="P11">LEGO Robotics - Medal for “excellent programming”.</text:p>
        </text:list-item>
        <text:list-item>
          <text:p text:style-name="P15">Flash Programming - Earned <text:s/>$600 at age of 13 by programming flash games.</text:p>
        </text:list-item>
        <text:list-item>
          <text:p text:style-name="P11">Northville Rowing - Silver medal at Grand Rapids Regat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itizen of United States of America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9-07-24T17:48:04.91</dc:date>
    <meta:editing-cycles>30</meta:editing-cycles>
    <meta:editing-duration>P3DT9H23M16S</meta:editing-duration>
    <meta:generator>OpenOffice/4.1.6$Win32 OpenOffice.org_project/416m1$Build-9790</meta:generator>
    <meta:document-statistic meta:table-count="0" meta:image-count="0" meta:object-count="0" meta:page-count="1" meta:paragraph-count="42" meta:word-count="367" meta:character-count="2405"/>
  </office:meta>
</office:document-meta>
</file>